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Seite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7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Seite 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1" table:number-columns-repeated="7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Seite 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office:value-type="string" calcext:value-type="string">
            <text:p>Seite 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  <table:table-cell table:style-name="ce8" table:number-columns-repeated="7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table:formula="of:=CONCATENATE([.D3]; [.E3])" office:value-type="string" office:string-value="ac" calcext:value-type="string">
            <text:p>ac</text:p>
          </table:table-cell>
          <table:table-cell table:style-name="ce3" table:formula="of:=CONCATENATE([.D4];[.E4]; [.D3];[.E3])" office:value-type="string" office:string-value="gdac" calcext:value-type="string">
            <text:p>gdac</text:p>
          </table:table-cell>
          <table:table-cell table:style-name="ce1" table:formula="of:=CONCATENATE([.D3];[.E3];[.D5];[.E5])" office:value-type="string" office:string-value="acfc" calcext:value-type="string">
            <text:p>acfc</text:p>
          </table:table-cell>
          <table:table-cell table:style-name="ce1" table:formula="of:=CONCATENATE([.D3];[.E3];[.D6];[.E6])" office:value-type="string" office:string-value="acec" calcext:value-type="string">
            <text:p>acec</text:p>
          </table:table-cell>
          <table:table-cell table:style-name="ce1" table:formula="of:=CONCATENATE([.D3];[.E3];[.D7];[.E7])" office:value-type="string" office:string-value="acda" calcext:value-type="string">
            <text:p>acda</text:p>
          </table:table-cell>
          <table:table-cell table:style-name="ce1" table:formula="of:=CONCATENATE([.D3];[.E3];[.D8];[.E8])" office:value-type="string" office:string-value="accg" calcext:value-type="string">
            <text:p>accg</text:p>
          </table:table-cell>
          <table:table-cell table:formula="of:=CONCATENATE([.D3];[.E3];[.D9];[.E9])" office:value-type="string" office:string-value="acgh" calcext:value-type="string">
            <text:p>acgh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/>
          <table:table-cell table:style-name="ce1" table:formula="of:=CONCATENATE([.D4];[.E4])" office:value-type="string" office:string-value="gd" calcext:value-type="string">
            <text:p>gd</text:p>
          </table:table-cell>
          <table:table-cell table:style-name="ce1" table:formula="of:=CONCATENATE([.D4];[.E4];[.D5];[.E5])" office:value-type="string" office:string-value="gdfc" calcext:value-type="string">
            <text:p>gdfc</text:p>
          </table:table-cell>
          <table:table-cell table:style-name="ce1" table:formula="of:=CONCATENATE([.D4];[.E4];[.D6];[.E6])" office:value-type="string" office:string-value="gdec" calcext:value-type="string">
            <text:p>gdec</text:p>
          </table:table-cell>
          <table:table-cell table:style-name="ce1" table:formula="of:=CONCATENATE([.D4];[.E4];[.D7];[.E7])" office:value-type="string" office:string-value="gdda" calcext:value-type="string">
            <text:p>gdda</text:p>
          </table:table-cell>
          <table:table-cell table:style-name="ce1" table:formula="of:=CONCATENATE([.D4];[.E4];[.D8];[.E8])" office:value-type="string" office:string-value="gdcg" calcext:value-type="string">
            <text:p>gdcg</text:p>
          </table:table-cell>
          <table:table-cell table:formula="of:=CONCATENATE([.D4];[.E4];[.D9];[.E9])" office:value-type="string" office:string-value="gdgh" calcext:value-type="string">
            <text:p>gdgh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1" table:formula="of:=CONCATENATE([.D5];[.E5])" office:value-type="string" office:string-value="fc" calcext:value-type="string">
            <text:p>fc</text:p>
          </table:table-cell>
          <table:table-cell table:style-name="ce1" table:formula="of:=CONCATENATE([.D5];[.E5];[.D6];[.E6])" office:value-type="string" office:string-value="fcec" calcext:value-type="string">
            <text:p>fcec</text:p>
          </table:table-cell>
          <table:table-cell table:style-name="ce1" table:formula="of:=CONCATENATE([.D5];[.E5];[.D7];[.E7])" office:value-type="string" office:string-value="fcda" calcext:value-type="string">
            <text:p>fcda</text:p>
          </table:table-cell>
          <table:table-cell table:style-name="ce1" table:formula="of:=CONCATENATE([.D5];[.E5];[.D8];[.E8])" office:value-type="string" office:string-value="fccg" calcext:value-type="string">
            <text:p>fccg</text:p>
          </table:table-cell>
          <table:table-cell table:formula="of:=CONCATENATE([.D5];[.E5];[.D9];[.E9])" office:value-type="string" office:string-value="fcgh" calcext:value-type="string">
            <text:p>fcgh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style-name="ce1" table:formula="of:=CONCATENATE([.D6];[.E6])" office:value-type="string" office:string-value="ec" calcext:value-type="string">
            <text:p>ec</text:p>
          </table:table-cell>
          <table:table-cell table:style-name="ce1" table:formula="of:=CONCATENATE([.D6];[.E6];[.D7];[.E7])" office:value-type="string" office:string-value="ecda" calcext:value-type="string">
            <text:p>ecda</text:p>
          </table:table-cell>
          <table:table-cell table:style-name="ce1" table:formula="of:=CONCATENATE([.D6];[.E6];[.D8];[.E8])" office:value-type="string" office:string-value="eccg" calcext:value-type="string">
            <text:p>eccg</text:p>
          </table:table-cell>
          <table:table-cell table:formula="of:=CONCATENATE([.D6];[.E6];[.D9];[.E9])" office:value-type="string" office:string-value="ecgh" calcext:value-type="string">
            <text:p>ecgh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4"/>
          <table:table-cell table:style-name="ce1" table:formula="of:=CONCATENATE([.D7];[.E7])" office:value-type="string" office:string-value="da" calcext:value-type="string">
            <text:p>da</text:p>
          </table:table-cell>
          <table:table-cell table:style-name="ce1" table:formula="of:=CONCATENATE([.D7];[.E7];[.D8];[.E8])" office:value-type="string" office:string-value="dacg" calcext:value-type="string">
            <text:p>dacg</text:p>
          </table:table-cell>
          <table:table-cell table:formula="of:=CONCATENATE([.D7];[.E7];[.D9];[.E9])" office:value-type="string" office:string-value="dagh" calcext:value-type="string">
            <text:p>dagh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number-columns-repeated="5"/>
          <table:table-cell table:style-name="ce1" table:formula="of:=CONCATENATE([.D8];[.E8])" office:value-type="string" office:string-value="cg" calcext:value-type="string">
            <text:p>cg</text:p>
          </table:table-cell>
          <table:table-cell table:formula="of:=CONCATENATE([.D8];[.E8];[.D9];[.E9])" office:value-type="string" office:string-value="cggh" calcext:value-type="string">
            <text:p>cggh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" table:number-columns-repeated="6"/>
          <table:table-cell table:formula="of:=CONCATENATE([.D9];[.E9])" office:value-type="string" office:string-value="gh" calcext:value-type="string">
            <text:p>gh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_</text:p>
          </table:table-cell>
          <table:table-cell table:style-name="ce6" office:value-type="string" calcext:value-type="string">
            <text:p>X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a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1+4</text:p>
          </table:table-cell>
          <table:table-cell office:value-type="string" calcext:value-type="string">
            <text:p>4+6</text:p>
          </table:table-cell>
          <table:table-cell office:value-type="string" calcext:value-type="string">
            <text:p>1+5</text:p>
          </table:table-cell>
          <table:table-cell/>
          <table:table-cell office:value-type="string" calcext:value-type="string">
            <text:p>1+3</text:p>
          </table:table-cell>
          <table:table-cell office:value-type="string" calcext:value-type="string">
            <text:p>2+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/>
          <table:table-cell table:style-name="ce1" office:value-type="string" calcext:value-type="string">
            <text:p>G_</text:p>
          </table:table-cell>
          <table:table-cell table:style-name="ce1" office:value-type="string" calcext:value-type="string">
            <text:p>G74</text:p>
          </table:table-cell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G4</text:p>
          </table:table-cell>
          <table:table-cell office:value-type="string" calcext:value-type="string">
            <text:p>G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1" office:value-type="string" calcext:value-type="string">
            <text:p>F_</text:p>
          </table:table-cell>
          <table:table-cell table:style-name="ce1" office:value-type="string" calcext:value-type="string">
            <text:p>F7maj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C4</text:p>
          </table:table-cell>
          <table:table-cell office:value-type="string" calcext:value-type="string">
            <text:p>C7maj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number-columns-repeated="3"/>
          <table:table-cell table:style-name="ce1" office:value-type="string" calcext:value-type="string">
            <text:p>C_</text:p>
          </table:table-cell>
          <table:table-cell table:style-name="ce1" office:value-type="string" calcext:value-type="string">
            <text:p>a4 X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C7maj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4"/>
          <table:table-cell table:style-name="ce1" office:value-type="string" calcext:value-type="string">
            <text:p>d_</text:p>
          </table:table-cell>
          <table:table-cell table:style-name="ce1" office:value-type="string" calcext:value-type="string">
            <text:p>d74</text:p>
          </table:table-cell>
          <table:table-cell office:value-type="string" calcext:value-type="string">
            <text:p>G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number-columns-repeated="5"/>
          <table:table-cell table:style-name="ce1" office:value-type="string" calcext:value-type="string">
            <text:p>C_</text:p>
          </table:table-cell>
          <table:table-cell office:value-type="string" calcext:value-type="string">
            <text:p>C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" table:number-columns-repeated="6"/>
          <table:table-cell office:value-type="string" calcext:value-type="string">
            <text:p>G_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.00.0000</text:date>, <text:time style:data-style-name="N2" text:time-value="17:59:11.2470115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8:29.034734897</meta:creation-date>
    <dc:date>2017-01-09T19:36:10.250638043</dc:date>
    <meta:editing-duration>PT2H15M6S</meta:editing-duration>
    <meta:editing-cycles>11</meta:editing-cycles>
    <meta:generator>LibreOffice/5.1.4.2$Linux_X86_64 LibreOffice_project/10m0$Build-2</meta:generator>
    <meta:document-statistic meta:table-count="1" meta:cell-count="128" meta:object-count="0"/>
  </office:meta>
</office:document-meta>
</file>